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34a7" officeooo:paragraph-rsid="000934a7"/>
    </style:style>
    <style:style style:name="P2" style:family="paragraph" style:parent-style-name="Preformatted_20_Text">
      <style:text-properties fo:color="#000000" style:font-name="DejaVu Sans Mono" fo:font-size="9pt" fo:font-weight="normal" officeooo:rsid="000934a7" officeooo:paragraph-rsid="000b12f4" style:font-weight-asian="normal" style:font-weight-complex="normal"/>
    </style:style>
    <style:style style:name="P3" style:family="paragraph" style:parent-style-name="Preformatted_20_Text">
      <style:text-properties fo:color="#000000" style:font-name="DejaVu Sans Mono" fo:font-size="9pt" fo:font-weight="normal" officeooo:rsid="000934a7" officeooo:paragraph-rsid="000c9d2b" style:font-weight-asian="normal" style:font-weight-complex="normal"/>
    </style:style>
    <style:style style:name="P4" style:family="paragraph" style:parent-style-name="Preformatted_20_Text">
      <style:text-properties fo:color="#000000" style:font-name="DejaVu Sans Mono" fo:font-size="9pt" fo:font-weight="normal" officeooo:rsid="000934a7" officeooo:paragraph-rsid="000dee93" style:font-weight-asian="normal" style:font-weight-complex="normal"/>
    </style:style>
    <style:style style:name="P5" style:family="paragraph" style:parent-style-name="Preformatted_20_Text">
      <style:text-properties fo:color="#000000" style:font-name="DejaVu Sans Mono" fo:font-size="9pt" fo:font-weight="normal" officeooo:rsid="000c9d2b" officeooo:paragraph-rsid="000c9d2b" style:font-weight-asian="normal" style:font-weight-complex="normal"/>
    </style:style>
    <style:style style:name="P6" style:family="paragraph" style:parent-style-name="Preformatted_20_Text">
      <style:text-properties fo:color="#000000" style:font-name="DejaVu Sans Mono" fo:font-size="9pt" fo:font-style="italic" fo:font-weight="bold" style:font-weight-asian="bold" style:font-weight-complex="bold"/>
    </style:style>
    <style:style style:name="P7" style:family="paragraph" style:parent-style-name="Preformatted_20_Text">
      <style:text-properties fo:color="#000000" style:font-name="DejaVu Sans Mono" fo:font-size="9pt" fo:font-style="italic" fo:font-weight="bold" officeooo:rsid="000934a7" officeooo:paragraph-rsid="000934a7" style:font-weight-asian="bold" style:font-weight-complex="bold"/>
    </style:style>
    <style:style style:name="P8" style:family="paragraph" style:parent-style-name="Preformatted_20_Text">
      <style:text-properties fo:color="#000000" style:font-name="DejaVu Sans Mono" fo:font-size="9pt" fo:font-style="italic" fo:font-weight="bold" officeooo:rsid="000c9d2b" officeooo:paragraph-rsid="000c9d2b" style:font-weight-asian="bold" style:font-weight-complex="bold"/>
    </style:style>
    <style:style style:name="P9" style:family="paragraph" style:parent-style-name="Preformatted_20_Text">
      <style:text-properties fo:color="#000000" style:font-name="DejaVu Sans Mono" fo:font-size="9pt" fo:font-style="italic" fo:font-weight="normal" officeooo:rsid="000934a7" officeooo:paragraph-rsid="000b12f4" style:font-weight-asian="normal" style:font-weight-complex="normal"/>
    </style:style>
    <style:style style:name="P10" style:family="paragraph" style:parent-style-name="Preformatted_20_Text">
      <style:text-properties fo:color="#000000" style:font-name="DejaVu Sans Mono" fo:font-size="9pt" fo:font-style="italic" fo:font-weight="normal" officeooo:rsid="000934a7" officeooo:paragraph-rsid="000c9d2b" style:font-weight-asian="normal" style:font-weight-complex="normal"/>
    </style:style>
    <style:style style:name="P11" style:family="paragraph" style:parent-style-name="Preformatted_20_Text">
      <style:text-properties fo:color="#000000" style:font-name="DejaVu Sans Mono" fo:font-size="9pt" fo:font-style="italic" fo:font-weight="normal" officeooo:rsid="000b12f4" officeooo:paragraph-rsid="000b12f4" style:font-weight-asian="normal" style:font-weight-complex="normal"/>
    </style:style>
    <style:style style:name="P12" style:family="paragraph" style:parent-style-name="Preformatted_20_Text">
      <style:text-properties fo:color="#6666ff" style:font-name="DejaVu Sans Mono" fo:font-size="9pt" fo:font-style="italic" fo:font-weight="normal" officeooo:rsid="000934a7" officeooo:paragraph-rsid="000b12f4" style:font-weight-asian="normal" style:font-weight-complex="normal"/>
    </style:style>
    <style:style style:name="P13" style:family="paragraph" style:parent-style-name="Preformatted_20_Text">
      <style:text-properties fo:color="#6666ff" style:font-name="DejaVu Sans Mono" fo:font-size="9pt" fo:font-style="italic" fo:font-weight="normal" officeooo:rsid="000934a7" officeooo:paragraph-rsid="000c9d2b" style:font-weight-asian="normal" style:font-weight-complex="normal"/>
    </style:style>
    <style:style style:name="T1" style:family="text">
      <style:text-properties fo:font-style="italic"/>
    </style:style>
    <style:style style:name="T2" style:family="text">
      <style:text-properties fo:font-style="italic" fo:font-weight="bold" style:font-weight-asian="bold" style:font-weight-complex="bold"/>
    </style:style>
    <style:style style:name="T3" style:family="text">
      <style:text-properties fo:font-style="italic" fo:font-weight="bold" officeooo:rsid="000b12f4" style:font-weight-asian="bold" style:font-weight-complex="bold"/>
    </style:style>
    <style:style style:name="T4" style:family="text">
      <style:text-properties fo:font-style="italic" fo:font-weight="bold" officeooo:rsid="000c9d2b" style:font-weight-asian="bold" style:font-weight-complex="bold"/>
    </style:style>
    <style:style style:name="T5" style:family="text">
      <style:text-properties fo:font-style="italic" officeooo:rsid="000b12f4"/>
    </style:style>
    <style:style style:name="T6" style:family="text">
      <style:text-properties fo:font-style="italic" officeooo:rsid="000c9d2b"/>
    </style:style>
    <style:style style:name="T7" style:family="text">
      <style:text-properties fo:font-style="italic" officeooo:rsid="000934a7"/>
    </style:style>
    <style:style style:name="T8" style:family="text">
      <style:text-properties fo:color="#6666ff" fo:font-style="italic"/>
    </style:style>
    <style:style style:name="T9" style:family="text">
      <style:text-properties fo:color="#6666ff" fo:font-style="italic" officeooo:rsid="000b12f4"/>
    </style:style>
    <style:style style:name="T10" style:family="text">
      <style:text-properties fo:color="#6666ff" fo:font-style="italic" officeooo:rsid="000934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NTACT_SERVICE</text:p>
      <text:p text:style-name="P9">Ce paquet est envoyé quand nous voulons faire une requête à un service.</text:p>
      <text:p text:style-name="P4"><text:span text:style-name="T1">il est constitué de la manière suivante : </text:span><text:span text:style-name="T8">[type de paquet]</text:span><text:span text:style-name="T9">[longueur du message]</text:span><text:span text:style-name="T8">[message]</text:span></text:p>
      <text:p text:style-name="P12"/>
      <text:p text:style-name="P6">REPONSE_AU_SERVICE</text:p>
      <text:p text:style-name="P10">Réponse du service questionné. </text:p>
      <text:p text:style-name="P3"><text:span text:style-name="T6">Envoyé après réception de « </text:span><text:span text:style-name="T2">CONTACT_SERVICE »</text:span></text:p>
      <text:p text:style-name="P2"><text:span text:style-name="T1">il est constitué de la manière suivante : </text:span><text:span text:style-name="T8">[type de paquet]</text:span><text:span text:style-name="T9">[longueur du message]</text:span><text:span text:style-name="T8">[message]</text:span></text:p>
      <text:p text:style-name="P12"/>
      <text:p text:style-name="P6">DEMANDE_DE_SEVICE</text:p>
      <text:p text:style-name="P9">Ce parquet est envoyé quand un client veux accéder à un service. </text:p>
      <text:p text:style-name="P2"><text:span text:style-name="T1">Il est constitué de la manière suivante : </text:span><text:span text:style-name="T8">[type de paquet][type de service demandé]</text:span></text:p>
      <text:p text:style-name="P12"/>
      <text:p text:style-name="P6">REPONSE_DEMANDE_DE_SERVICE</text:p>
      <text:p text:style-name="P10">Réponse du service de la demande du client. </text:p>
      <text:p text:style-name="P3"><text:span text:style-name="T6">Envoyé après réception de « </text:span><text:span text:style-name="T4">DEMANDE_DE_SEVICE</text:span><text:span text:style-name="T2"> »</text:span></text:p>
      <text:p text:style-name="P2"><text:span text:style-name="T1">Il est constitué de la manière suivante : </text:span><text:span text:style-name="T8">[type de paquet][IP du service][port du service]</text:span></text:p>
      <text:p text:style-name="P12"/>
      <text:p text:style-name="P6">SERVICE_EXISTE_PAS</text:p>
      <text:p text:style-name="P9">Cas client → lieur : Paquet envoyé au lieur si un service n'a pas été attient par le client. </text:p>
      <text:p text:style-name="P2"><text:span text:style-name="T1">Il est constitué de la manière suivante : </text:span><text:span text:style-name="T8">[type de paquet][type du service][IP du service][port du service]</text:span></text:p>
      <text:p text:style-name="P10">Cas lieur → client : Paquet envoyé si le lieur ne connais pas le type de service demandé. </text:p>
      <text:p text:style-name="P3"><text:span text:style-name="T6">Envoyé après réception de « </text:span><text:span text:style-name="T4">DEMANDE_DE_SEVICE</text:span><text:span text:style-name="T2"> » </text:span></text:p>
      <text:p text:style-name="P2"><text:span text:style-name="T1">Il est constitué de la manière suivante : </text:span><text:span text:style-name="T8">[type de paquet]</text:span></text:p>
      <text:p text:style-name="P12"/>
      <text:p text:style-name="P6">ABONNEMENT</text:p>
      <text:p text:style-name="P11">Demande d’adhésion d'un service à un lieur. </text:p>
      <text:p text:style-name="P2"><text:span text:style-name="T1">Il est constitué de la manière suivante :</text:span><text:span text:style-name="T8">[type de paquet][</text:span><text:span text:style-name="T9">type de service</text:span><text:span text:style-name="T8">]</text:span></text:p>
      <text:p text:style-name="P12"/>
      <text:p text:style-name="P6">CONFIRMATION_ABONNEMENT</text:p>
      <text:p text:style-name="P2"><text:span text:style-name="T1">Ce parquet est envoyé </text:span><text:span text:style-name="T5">comme confirmation d’adhésion d'un service à un lieur, une fois ce paquet reçu par le service, ce dernier tournera dans une boucle infinie.</text:span></text:p>
      <text:p text:style-name="P3"><text:span text:style-name="T6">Envoyé après réception de « </text:span><text:span text:style-name="T4">ABONNEMENT</text:span><text:span text:style-name="T3"> » </text:span></text:p>
      <text:p text:style-name="P2"><text:span text:style-name="T1">Il est constitué de la manière suivante :</text:span><text:span text:style-name="T8">[type de paquet]</text:span></text:p>
      <text:p text:style-name="P12"/>
      <text:p text:style-name="P6">DEMANDE_DE_LISTE_DE_SERVICES</text:p>
      <text:p text:style-name="P2"><text:span text:style-name="T1">Ce parquet est envoyé </text:span><text:span text:style-name="T5">quand à un lieur quand un lieur démarre pour mettre à jour ça liste de service.</text:span></text:p>
      <text:p text:style-name="P2"><text:span text:style-name="T1">Il est constitué de la manière suivante : </text:span><text:span text:style-name="T8">[type de paquet]</text:span></text:p>
      <text:p text:style-name="P12"/>
      <text:p text:style-name="P6">REPONSE_DEMANDE_LISTE_DE_SERVICES</text:p>
      <text:p text:style-name="P3"><text:span text:style-name="T1">Ce parquet est envoyé </text:span><text:span text:style-name="T5">en réponse à la demande de mise à jour d'un lieur.</text:span></text:p>
      <text:p text:style-name="P3"><text:span text:style-name="T6">Envoyé après réception de «</text:span><text:span text:style-name="T4">DEMANDE_DE_LISTE_DE_SERVICES</text:span><text:span text:style-name="T3">» </text:span><text:span text:style-name="T5"><text:s/></text:span></text:p>
      <text:p text:style-name="P3"><text:span text:style-name="T1">Il est constitué de la manière suivante : </text:span><text:span text:style-name="T8">[type de paquet]</text:span><text:span text:style-name="T9">[nombre de service]</text:span><text:span text:style-name="T8">[</text:span><text:span text:style-name="T9">type de service</text:span><text:span text:style-name="T8">][IP du service][port du service]</text:span></text:p>
      <text:p text:style-name="P12"/>
      <text:p text:style-name="P6">AJOUT_SERVICE</text:p>
      <text:p text:style-name="P2"><text:span text:style-name="T1">Ce parquet est envoyé </text:span><text:span text:style-name="T5">par un lieur vers les autre lieur après réception du paquet « </text:span><text:span text:style-name="T3">ABONNEMENT » </text:span></text:p>
      <text:p text:style-name="P2"><text:span text:style-name="T1">Il est constitué de la manière suivante :</text:span><text:span text:style-name="T8">[type de paquet][</text:span><text:span text:style-name="T9">type de service</text:span><text:span text:style-name="T8">][IP du service][port du service]</text:span></text:p>
      <text:p text:style-name="P12"/>
      <text:p text:style-name="P6">DELETE_SERVICE</text:p>
      <text:p text:style-name="P3"><text:span text:style-name="T1">Ce parquet est envoyé </text:span><text:span text:style-name="T5">par l’émission du paquet « </text:span><text:span text:style-name="T3">VERIFIE_N_EXISTE_PAS » </text:span><text:span text:style-name="T5">qui n'a pas donné de réponse « </text:span><text:span text:style-name="T3">J_EXISTE </text:span><text:span text:style-name="T5">». Ce paquet est envoyé au autres lieurs pour leur dire de supprimer le service incriminé.</text:span></text:p>
      <text:p text:style-name="P3"><text:span text:style-name="T1">Il est constitué de la manière suivante :</text:span><text:span text:style-name="T8">[type de paquet][</text:span><text:span text:style-name="T9">type de service</text:span><text:span text:style-name="T8">][IP du service][port du service]</text:span></text:p>
      <text:p text:style-name="P13"/>
      <text:p text:style-name="P6">VERIFIE_N_EXISTE_PAS</text:p>
      <text:p text:style-name="P3"><text:span text:style-name="T1">Ce parquet est envoyé </text:span><text:span text:style-name="T6">par le lieur après réception du « </text:span><text:span text:style-name="T4">SERVICE_EXISTE_PAS ». </text:span><text:span text:style-name="T6">Il est envoyé du lieur vers le service incriminé pour vérifier si ce dernier est bien injoignable. </text:span><text:span text:style-name="T1">Il est constitué de la manière suivante :</text:span><text:span text:style-name="T8">[type de paquet]</text:span></text:p>
      <text:p text:style-name="P13"/>
      <text:p text:style-name="P8">J_EXISTE </text:p>
      <text:p text:style-name="P5"><text:soft-page-break/><text:span text:style-name="T1">Ce paquet est envoyé par le service après réception du paquet  « </text:span><text:span text:style-name="T2">VERIFIE_N_EXISTE_PAS » </text:span><text:span text:style-name="T1">il permet de confirmer son existence </text:span><text:span text:style-name="T7">Il est constitué de la manière suivante :</text:span><text:span text:style-name="T10">[type de paquet]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EM user)</meta:initial-creator>
    <meta:creation-date>2016-11-18T13:55:20.858758277</meta:creation-date>
    <dc:date>2016-11-21T16:43:36.769202118</dc:date>
    <dc:creator>OEM user)</dc:creator>
    <meta:editing-duration>PT46M23S</meta:editing-duration>
    <meta:editing-cycles>3</meta:editing-cycles>
    <meta:generator>LibreOffice/4.4.3.2$Linux_X86_64 LibreOffice_project/40m0$Build-2</meta:generator>
    <meta:document-statistic meta:table-count="0" meta:image-count="0" meta:object-count="0" meta:page-count="2" meta:paragraph-count="44" meta:word-count="479" meta:character-count="3011" meta:non-whitespace-character-count="2563"/>
  </office:meta>
</office:document-meta>
</file>